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1.000E+00=</text:p>
          </table:table-cell>
          <table:table-cell office:value-type="string" table:style-name="ce1">
            <text:p>radius</text:p>
          </table:table-cell>
          <table:table-cell office:value-type="string" table:style-name="ce1">
            <text:p>(micron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_rad</text:p>
          </table:table-cell>
          <table:table-cell office:value-type="string" table:style-name="ce1">
            <text:p>&lt;Qem&gt;/a</text:p>
          </table:table-cell>
          <table:table-cell office:value-type="string" table:style-name="ce1">
            <text:p>&lt;Qabs&gt;/a</text:p>
          </table:table-cell>
          <table:table-cell office:value-type="string" table:style-name="ce1">
            <text:p>&lt;Qpr&gt;/a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.00E+01</text:p>
          </table:table-cell>
          <table:table-cell office:value-type="float" office:value="1.2689999999999999E-3" table:style-name="ce2">
            <text:p>1.27E-03</text:p>
          </table:table-cell>
          <table:table-cell office:value-type="float" office:value="1.2689999999999999E-3" table:style-name="ce2">
            <text:p>1.27E-03</text:p>
          </table:table-cell>
          <table:table-cell office:value-type="float" office:value="1.2689999999999999E-3" table:style-name="ce2">
            <text:p>1.27E-03</text:p>
          </table:table-cell>
          <table:table-cell table:number-columns-repeated="16380"/>
        </table:table-row>
        <table:table-row table:style-name="ro1">
          <table:table-cell office:value-type="float" office:value="12.59" table:style-name="ce2">
            <text:p>1.26E+01</text:p>
          </table:table-cell>
          <table:table-cell office:value-type="float" office:value="2.019E-3" table:style-name="ce2">
            <text:p>2.02E-03</text:p>
          </table:table-cell>
          <table:table-cell office:value-type="float" office:value="2.019E-3" table:style-name="ce2">
            <text:p>2.02E-03</text:p>
          </table:table-cell>
          <table:table-cell office:value-type="float" office:value="2.0200000000000001E-3" table:style-name="ce2">
            <text:p>2.02E-03</text:p>
          </table:table-cell>
          <table:table-cell table:number-columns-repeated="16380"/>
        </table:table-row>
        <table:table-row table:style-name="ro1">
          <table:table-cell office:value-type="float" office:value="15.85" table:style-name="ce2">
            <text:p>1.59E+01</text:p>
          </table:table-cell>
          <table:table-cell office:value-type="float" office:value="3.2360000000000002E-3" table:style-name="ce2">
            <text:p>3.24E-03</text:p>
          </table:table-cell>
          <table:table-cell office:value-type="float" office:value="3.2360000000000002E-3" table:style-name="ce2">
            <text:p>3.24E-03</text:p>
          </table:table-cell>
          <table:table-cell office:value-type="float" office:value="3.2390000000000001E-3" table:style-name="ce2">
            <text:p>3.24E-03</text:p>
          </table:table-cell>
          <table:table-cell table:number-columns-repeated="16380"/>
        </table:table-row>
        <table:table-row table:style-name="ro1">
          <table:table-cell office:value-type="float" office:value="19.95" table:style-name="ce2">
            <text:p>2.00E+01</text:p>
          </table:table-cell>
          <table:table-cell office:value-type="float" office:value="5.2129999999999998E-3" table:style-name="ce2">
            <text:p>5.21E-03</text:p>
          </table:table-cell>
          <table:table-cell office:value-type="float" office:value="5.2129999999999998E-3" table:style-name="ce2">
            <text:p>5.21E-03</text:p>
          </table:table-cell>
          <table:table-cell office:value-type="float" office:value="5.2370000000000003E-3" table:style-name="ce2">
            <text:p>5.24E-03</text:p>
          </table:table-cell>
          <table:table-cell table:number-columns-repeated="16380"/>
        </table:table-row>
        <table:table-row table:style-name="ro1">
          <table:table-cell office:value-type="float" office:value="25.12" table:style-name="ce2">
            <text:p>2.51E+01</text:p>
          </table:table-cell>
          <table:table-cell office:value-type="float" office:value="8.4510000000000002E-3" table:style-name="ce2">
            <text:p>8.45E-03</text:p>
          </table:table-cell>
          <table:table-cell office:value-type="float" office:value="8.4510000000000002E-3" table:style-name="ce2">
            <text:p>8.45E-03</text:p>
          </table:table-cell>
          <table:table-cell office:value-type="float" office:value="8.4980000000000003E-3" table:style-name="ce2">
            <text:p>8.50E-03</text:p>
          </table:table-cell>
          <table:table-cell table:number-columns-repeated="16380"/>
        </table:table-row>
        <table:table-row table:style-name="ro1">
          <table:table-cell office:value-type="float" office:value="31.62" table:style-name="ce2">
            <text:p>3.16E+01</text:p>
          </table:table-cell>
          <table:table-cell office:value-type="float" office:value="1.3780000000000001E-2" table:style-name="ce2">
            <text:p>1.38E-02</text:p>
          </table:table-cell>
          <table:table-cell office:value-type="float" office:value="1.3780000000000001E-2" table:style-name="ce2">
            <text:p>1.38E-02</text:p>
          </table:table-cell>
          <table:table-cell office:value-type="float" office:value="1.383E-2" table:style-name="ce2">
            <text:p>1.38E-02</text:p>
          </table:table-cell>
          <table:table-cell table:number-columns-repeated="16380"/>
        </table:table-row>
        <table:table-row table:style-name="ro1">
          <table:table-cell office:value-type="float" office:value="39.81" table:style-name="ce2">
            <text:p>3.98E+01</text:p>
          </table:table-cell>
          <table:table-cell office:value-type="float" office:value="2.257E-2" table:style-name="ce2">
            <text:p>2.26E-02</text:p>
          </table:table-cell>
          <table:table-cell office:value-type="float" office:value="2.257E-2" table:style-name="ce2">
            <text:p>2.26E-02</text:p>
          </table:table-cell>
          <table:table-cell office:value-type="float" office:value="2.2689999999999998E-2" table:style-name="ce2">
            <text:p>2.27E-02</text:p>
          </table:table-cell>
          <table:table-cell table:number-columns-repeated="16380"/>
        </table:table-row>
        <table:table-row table:style-name="ro1">
          <table:table-cell office:value-type="float" office:value="50.12" table:style-name="ce2">
            <text:p>5.01E+01</text:p>
          </table:table-cell>
          <table:table-cell office:value-type="float" office:value="3.703E-2" table:style-name="ce2">
            <text:p>3.70E-02</text:p>
          </table:table-cell>
          <table:table-cell office:value-type="float" office:value="3.703E-2" table:style-name="ce2">
            <text:p>3.70E-02</text:p>
          </table:table-cell>
          <table:table-cell office:value-type="float" office:value="3.7310000000000003E-2" table:style-name="ce2">
            <text:p>3.73E-02</text:p>
          </table:table-cell>
          <table:table-cell table:number-columns-repeated="16380"/>
        </table:table-row>
        <table:table-row table:style-name="ro1">
          <table:table-cell office:value-type="float" office:value="63.1" table:style-name="ce2">
            <text:p>6.31E+01</text:p>
          </table:table-cell>
          <table:table-cell office:value-type="float" office:value="6.0609999999999997E-2" table:style-name="ce2">
            <text:p>6.06E-02</text:p>
          </table:table-cell>
          <table:table-cell office:value-type="float" office:value="6.0609999999999997E-2" table:style-name="ce2">
            <text:p>6.06E-02</text:p>
          </table:table-cell>
          <table:table-cell office:value-type="float" office:value="6.1379999999999997E-2" table:style-name="ce2">
            <text:p>6.14E-02</text:p>
          </table:table-cell>
          <table:table-cell table:number-columns-repeated="16380"/>
        </table:table-row>
        <table:table-row table:style-name="ro1">
          <table:table-cell office:value-type="float" office:value="79.430000000000007" table:style-name="ce2">
            <text:p>7.94E+01</text:p>
          </table:table-cell>
          <table:table-cell office:value-type="float" office:value="9.7299999999999998E-2" table:style-name="ce2">
            <text:p>9.73E-02</text:p>
          </table:table-cell>
          <table:table-cell office:value-type="float" office:value="9.7299999999999998E-2" table:style-name="ce2">
            <text:p>9.73E-02</text:p>
          </table:table-cell>
          <table:table-cell office:value-type="float" office:value="9.8820000000000005E-2" table:style-name="ce2">
            <text:p>9.88E-0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.00E+02</text:p>
          </table:table-cell>
          <table:table-cell office:value-type="float" office:value="0.1502" table:style-name="ce2">
            <text:p>1.50E-01</text:p>
          </table:table-cell>
          <table:table-cell office:value-type="float" office:value="0.1502" table:style-name="ce2">
            <text:p>1.50E-01</text:p>
          </table:table-cell>
          <table:table-cell office:value-type="float" office:value="0.1542" table:style-name="ce2">
            <text:p>1.54E-01</text:p>
          </table:table-cell>
          <table:table-cell table:number-columns-repeated="16380"/>
        </table:table-row>
        <table:table-row table:style-name="ro1">
          <table:table-cell office:value-type="float" office:value="125.9" table:style-name="ce2">
            <text:p>1.26E+02</text:p>
          </table:table-cell>
          <table:table-cell office:value-type="float" office:value="0.21990000000000001" table:style-name="ce2">
            <text:p>2.20E-01</text:p>
          </table:table-cell>
          <table:table-cell office:value-type="float" office:value="0.21990000000000001" table:style-name="ce2">
            <text:p>2.20E-01</text:p>
          </table:table-cell>
          <table:table-cell office:value-type="float" office:value="0.2286" table:style-name="ce2">
            <text:p>2.29E-01</text:p>
          </table:table-cell>
          <table:table-cell table:number-columns-repeated="16380"/>
        </table:table-row>
        <table:table-row table:style-name="ro1">
          <table:table-cell office:value-type="float" office:value="158.5" table:style-name="ce2">
            <text:p>1.59E+02</text:p>
          </table:table-cell>
          <table:table-cell office:value-type="float" office:value="0.30599999999999999" table:style-name="ce2">
            <text:p>3.06E-01</text:p>
          </table:table-cell>
          <table:table-cell office:value-type="float" office:value="0.30599999999999999" table:style-name="ce2">
            <text:p>3.06E-01</text:p>
          </table:table-cell>
          <table:table-cell office:value-type="float" office:value="0.32079999999999997" table:style-name="ce2">
            <text:p>3.21E-01</text:p>
          </table:table-cell>
          <table:table-cell table:number-columns-repeated="16380"/>
        </table:table-row>
        <table:table-row table:style-name="ro1">
          <table:table-cell office:value-type="float" office:value="199.5" table:style-name="ce2">
            <text:p>2.00E+02</text:p>
          </table:table-cell>
          <table:table-cell office:value-type="float" office:value="0.40229999999999999" table:style-name="ce2">
            <text:p>4.02E-01</text:p>
          </table:table-cell>
          <table:table-cell office:value-type="float" office:value="0.40229999999999999" table:style-name="ce2">
            <text:p>4.02E-01</text:p>
          </table:table-cell>
          <table:table-cell office:value-type="float" office:value="0.42920000000000003" table:style-name="ce2">
            <text:p>4.29E-01</text:p>
          </table:table-cell>
          <table:table-cell table:number-columns-repeated="16380"/>
        </table:table-row>
        <table:table-row table:style-name="ro1">
          <table:table-cell office:value-type="float" office:value="251.2" table:style-name="ce2">
            <text:p>2.51E+02</text:p>
          </table:table-cell>
          <table:table-cell office:value-type="float" office:value="0.48559999999999998" table:style-name="ce2">
            <text:p>4.86E-01</text:p>
          </table:table-cell>
          <table:table-cell office:value-type="float" office:value="0.48559999999999998" table:style-name="ce2">
            <text:p>4.86E-01</text:p>
          </table:table-cell>
          <table:table-cell office:value-type="float" office:value="0.53710000000000002" table:style-name="ce2">
            <text:p>5.37E-01</text:p>
          </table:table-cell>
          <table:table-cell table:number-columns-repeated="16380"/>
        </table:table-row>
        <table:table-row table:style-name="ro1">
          <table:table-cell office:value-type="float" office:value="316.2" table:style-name="ce2">
            <text:p>3.16E+02</text:p>
          </table:table-cell>
          <table:table-cell office:value-type="float" office:value="0.52569999999999995" table:style-name="ce2">
            <text:p>5.26E-01</text:p>
          </table:table-cell>
          <table:table-cell office:value-type="float" office:value="0.52569999999999995" table:style-name="ce2">
            <text:p>5.26E-01</text:p>
          </table:table-cell>
          <table:table-cell office:value-type="float" office:value="0.60840000000000005" table:style-name="ce2">
            <text:p>6.08E-01</text:p>
          </table:table-cell>
          <table:table-cell table:number-columns-repeated="16380"/>
        </table:table-row>
        <table:table-row table:style-name="ro1">
          <table:table-cell office:value-type="float" office:value="398.1" table:style-name="ce2">
            <text:p>3.98E+02</text:p>
          </table:table-cell>
          <table:table-cell office:value-type="float" office:value="0.51239999999999997" table:style-name="ce2">
            <text:p>5.12E-01</text:p>
          </table:table-cell>
          <table:table-cell office:value-type="float" office:value="0.51239999999999997" table:style-name="ce2">
            <text:p>5.12E-01</text:p>
          </table:table-cell>
          <table:table-cell office:value-type="float" office:value="0.62119999999999997" table:style-name="ce2">
            <text:p>6.21E-01</text:p>
          </table:table-cell>
          <table:table-cell table:number-columns-repeated="16380"/>
        </table:table-row>
        <table:table-row table:style-name="ro1">
          <table:table-cell office:value-type="float" office:value="501.2" table:style-name="ce2">
            <text:p>5.01E+02</text:p>
          </table:table-cell>
          <table:table-cell office:value-type="float" office:value="0.46460000000000001" table:style-name="ce2">
            <text:p>4.65E-01</text:p>
          </table:table-cell>
          <table:table-cell office:value-type="float" office:value="0.46460000000000001" table:style-name="ce2">
            <text:p>4.65E-01</text:p>
          </table:table-cell>
          <table:table-cell office:value-type="float" office:value="0.62350000000000005" table:style-name="ce2">
            <text:p>6.24E-01</text:p>
          </table:table-cell>
          <table:table-cell table:number-columns-repeated="16380"/>
        </table:table-row>
        <table:table-row table:style-name="ro1">
          <table:table-cell office:value-type="float" office:value="631" table:style-name="ce2">
            <text:p>6.31E+02</text:p>
          </table:table-cell>
          <table:table-cell office:value-type="float" office:value="0.41320000000000001" table:style-name="ce2">
            <text:p>4.13E-01</text:p>
          </table:table-cell>
          <table:table-cell office:value-type="float" office:value="0.41320000000000001" table:style-name="ce2">
            <text:p>4.13E-01</text:p>
          </table:table-cell>
          <table:table-cell office:value-type="float" office:value="0.69550000000000001" table:style-name="ce2">
            <text:p>6.96E-01</text:p>
          </table:table-cell>
          <table:table-cell table:number-columns-repeated="16380"/>
        </table:table-row>
        <table:table-row table:style-name="ro1">
          <table:table-cell office:value-type="float" office:value="794.3" table:style-name="ce2">
            <text:p>7.94E+02</text:p>
          </table:table-cell>
          <table:table-cell office:value-type="float" office:value="0.38159999999999999" table:style-name="ce2">
            <text:p>3.82E-01</text:p>
          </table:table-cell>
          <table:table-cell office:value-type="float" office:value="0.38159999999999999" table:style-name="ce2">
            <text:p>3.82E-01</text:p>
          </table:table-cell>
          <table:table-cell office:value-type="float" office:value="0.81220000000000003" table:style-name="ce2">
            <text:p>8.12E-01</text:p>
          </table:table-cell>
          <table:table-cell table:number-columns-repeated="16380"/>
        </table:table-row>
        <table:table-row table:style-name="ro1">
          <table:table-cell office:value-type="float" office:value="1000" table:style-name="ce2">
            <text:p>1.00E+03</text:p>
          </table:table-cell>
          <table:table-cell office:value-type="float" office:value="0.37930000000000003" table:style-name="ce2">
            <text:p>3.79E-01</text:p>
          </table:table-cell>
          <table:table-cell office:value-type="float" office:value="0.37930000000000003" table:style-name="ce2">
            <text:p>3.79E-01</text:p>
          </table:table-cell>
          <table:table-cell office:value-type="float" office:value="0.92469999999999997" table:style-name="ce2">
            <text:p>9.25E-01</text:p>
          </table:table-cell>
          <table:table-cell table:number-columns-repeated="16380"/>
        </table:table-row>
        <table:table-row table:style-name="ro1">
          <table:table-cell office:value-type="float" office:value="1259" table:style-name="ce2">
            <text:p>1.26E+03</text:p>
          </table:table-cell>
          <table:table-cell office:value-type="float" office:value="0.40550000000000003" table:style-name="ce2">
            <text:p>4.06E-01</text:p>
          </table:table-cell>
          <table:table-cell office:value-type="float" office:value="0.40550000000000003" table:style-name="ce2">
            <text:p>4.06E-01</text:p>
          </table:table-cell>
          <table:table-cell office:value-type="float" office:value="1.093" table:style-name="ce2">
            <text:p>1.09E+00</text:p>
          </table:table-cell>
          <table:table-cell table:number-columns-repeated="16380"/>
        </table:table-row>
        <table:table-row table:style-name="ro1">
          <table:table-cell office:value-type="float" office:value="1585" table:style-name="ce2">
            <text:p>1.59E+03</text:p>
          </table:table-cell>
          <table:table-cell office:value-type="float" office:value="0" table:style-name="ce2">
            <text:p>0.00E+00</text:p>
          </table:table-cell>
          <table:table-cell office:value-type="float" office:value="0.4541" table:style-name="ce2">
            <text:p>4.54E-01</text:p>
          </table:table-cell>
          <table:table-cell office:value-type="float" office:value="1.244" table:style-name="ce2">
            <text:p>1.24E+00</text:p>
          </table:table-cell>
          <table:table-cell table:number-columns-repeated="16380"/>
        </table:table-row>
        <table:table-row table:style-name="ro1">
          <table:table-cell office:value-type="float" office:value="1995" table:style-name="ce2">
            <text:p>2.00E+03</text:p>
          </table:table-cell>
          <table:table-cell office:value-type="float" office:value="0" table:style-name="ce2">
            <text:p>0.00E+00</text:p>
          </table:table-cell>
          <table:table-cell office:value-type="float" office:value="0.51719999999999999" table:style-name="ce2">
            <text:p>5.17E-01</text:p>
          </table:table-cell>
          <table:table-cell office:value-type="float" office:value="1.3120000000000001" table:style-name="ce2">
            <text:p>1.31E+00</text:p>
          </table:table-cell>
          <table:table-cell table:number-columns-repeated="16380"/>
        </table:table-row>
        <table:table-row table:style-name="ro1">
          <table:table-cell office:value-type="float" office:value="2512" table:style-name="ce2">
            <text:p>2.51E+03</text:p>
          </table:table-cell>
          <table:table-cell office:value-type="float" office:value="0" table:style-name="ce2">
            <text:p>0.00E+00</text:p>
          </table:table-cell>
          <table:table-cell office:value-type="float" office:value="0.58650000000000002" table:style-name="ce2">
            <text:p>5.87E-01</text:p>
          </table:table-cell>
          <table:table-cell office:value-type="float" office:value="1.371" table:style-name="ce2">
            <text:p>1.37E+00</text:p>
          </table:table-cell>
          <table:table-cell table:number-columns-repeated="16380"/>
        </table:table-row>
        <table:table-row table:style-name="ro1">
          <table:table-cell office:value-type="float" office:value="3162" table:style-name="ce2">
            <text:p>3.16E+03</text:p>
          </table:table-cell>
          <table:table-cell office:value-type="float" office:value="0" table:style-name="ce2">
            <text:p>0.00E+00</text:p>
          </table:table-cell>
          <table:table-cell office:value-type="float" office:value="0.65490000000000004" table:style-name="ce2">
            <text:p>6.55E-01</text:p>
          </table:table-cell>
          <table:table-cell office:value-type="float" office:value="1.343" table:style-name="ce2">
            <text:p>1.34E+00</text:p>
          </table:table-cell>
          <table:table-cell table:number-columns-repeated="16380"/>
        </table:table-row>
        <table:table-row table:style-name="ro1">
          <table:table-cell office:value-type="float" office:value="3981" table:style-name="ce2">
            <text:p>3.98E+03</text:p>
          </table:table-cell>
          <table:table-cell office:value-type="float" office:value="0" table:style-name="ce2">
            <text:p>0.00E+00</text:p>
          </table:table-cell>
          <table:table-cell office:value-type="float" office:value="0.71779999999999999" table:style-name="ce2">
            <text:p>7.18E-01</text:p>
          </table:table-cell>
          <table:table-cell office:value-type="float" office:value="1.3049999999999999" table:style-name="ce2">
            <text:p>1.31E+00</text:p>
          </table:table-cell>
          <table:table-cell table:number-columns-repeated="16380"/>
        </table:table-row>
        <table:table-row table:style-name="ro1">
          <table:table-cell office:value-type="float" office:value="5012" table:style-name="ce2">
            <text:p>5.01E+03</text:p>
          </table:table-cell>
          <table:table-cell office:value-type="float" office:value="0" table:style-name="ce2">
            <text:p>0.00E+00</text:p>
          </table:table-cell>
          <table:table-cell office:value-type="float" office:value="0.77349999999999997" table:style-name="ce2">
            <text:p>7.74E-01</text:p>
          </table:table-cell>
          <table:table-cell office:value-type="float" office:value="1.2569999999999999" table:style-name="ce2">
            <text:p>1.26E+00</text:p>
          </table:table-cell>
          <table:table-cell table:number-columns-repeated="16380"/>
        </table:table-row>
        <table:table-row table:style-name="ro1">
          <table:table-cell office:value-type="float" office:value="6310" table:style-name="ce2">
            <text:p>6.31E+03</text:p>
          </table:table-cell>
          <table:table-cell office:value-type="float" office:value="0" table:style-name="ce2">
            <text:p>0.00E+00</text:p>
          </table:table-cell>
          <table:table-cell office:value-type="float" office:value="0.82169999999999999" table:style-name="ce2">
            <text:p>8.22E-01</text:p>
          </table:table-cell>
          <table:table-cell office:value-type="float" office:value="1.2190000000000001" table:style-name="ce2">
            <text:p>1.22E+00</text:p>
          </table:table-cell>
          <table:table-cell table:number-columns-repeated="16380"/>
        </table:table-row>
        <table:table-row table:style-name="ro1">
          <table:table-cell office:value-type="float" office:value="7943" table:style-name="ce2">
            <text:p>7.94E+03</text:p>
          </table:table-cell>
          <table:table-cell office:value-type="float" office:value="0" table:style-name="ce2">
            <text:p>0.00E+00</text:p>
          </table:table-cell>
          <table:table-cell office:value-type="float" office:value="0.86209999999999998" table:style-name="ce2">
            <text:p>8.62E-01</text:p>
          </table:table-cell>
          <table:table-cell office:value-type="float" office:value="1.175" table:style-name="ce2">
            <text:p>1.18E+00</text:p>
          </table:table-cell>
          <table:table-cell table:number-columns-repeated="16380"/>
        </table:table-row>
        <table:table-row table:style-name="ro1">
          <table:table-cell office:value-type="float" office:value="10000" table:style-name="ce2">
            <text:p>1.00E+04</text:p>
          </table:table-cell>
          <table:table-cell office:value-type="float" office:value="0" table:style-name="ce2">
            <text:p>0.00E+00</text:p>
          </table:table-cell>
          <table:table-cell office:value-type="float" office:value="0.89370000000000005" table:style-name="ce2">
            <text:p>8.94E-01</text:p>
          </table:table-cell>
          <table:table-cell office:value-type="float" office:value="1.149" table:style-name="ce2">
            <text:p>1.15E+00</text:p>
          </table:table-cell>
          <table:table-cell table:number-columns-repeated="16380"/>
        </table:table-row>
        <table:table-row table:style-name="ro1">
          <table:table-cell office:value-type="float" office:value="12590" table:style-name="ce2">
            <text:p>1.26E+04</text:p>
          </table:table-cell>
          <table:table-cell office:value-type="float" office:value="0" table:style-name="ce2">
            <text:p>0.00E+00</text:p>
          </table:table-cell>
          <table:table-cell office:value-type="float" office:value="0.91469999999999996" table:style-name="ce2">
            <text:p>9.15E-01</text:p>
          </table:table-cell>
          <table:table-cell office:value-type="float" office:value="1.1240000000000001" table:style-name="ce2">
            <text:p>1.12E+00</text:p>
          </table:table-cell>
          <table:table-cell table:number-columns-repeated="16380"/>
        </table:table-row>
        <table:table-row table:style-name="ro1">
          <table:table-cell office:value-type="float" office:value="15850" table:style-name="ce2">
            <text:p>1.59E+04</text:p>
          </table:table-cell>
          <table:table-cell office:value-type="float" office:value="0" table:style-name="ce2">
            <text:p>0.00E+00</text:p>
          </table:table-cell>
          <table:table-cell office:value-type="float" office:value="0.92379999999999995" table:style-name="ce2">
            <text:p>9.24E-01</text:p>
          </table:table-cell>
          <table:table-cell office:value-type="float" office:value="1.1100000000000001" table:style-name="ce2">
            <text:p>1.11E+00</text:p>
          </table:table-cell>
          <table:table-cell table:number-columns-repeated="16380"/>
        </table:table-row>
        <table:table-row table:style-name="ro1">
          <table:table-cell office:value-type="float" office:value="19950" table:style-name="ce2">
            <text:p>2.00E+04</text:p>
          </table:table-cell>
          <table:table-cell office:value-type="float" office:value="0" table:style-name="ce2">
            <text:p>0.00E+00</text:p>
          </table:table-cell>
          <table:table-cell office:value-type="float" office:value="0.92079999999999995" table:style-name="ce2">
            <text:p>9.21E-01</text:p>
          </table:table-cell>
          <table:table-cell office:value-type="float" office:value="1.089" table:style-name="ce2">
            <text:p>1.09E+00</text:p>
          </table:table-cell>
          <table:table-cell table:number-columns-repeated="16380"/>
        </table:table-row>
        <table:table-row table:style-name="ro1">
          <table:table-cell office:value-type="float" office:value="25120" table:style-name="ce2">
            <text:p>2.51E+04</text:p>
          </table:table-cell>
          <table:table-cell office:value-type="float" office:value="0" table:style-name="ce2">
            <text:p>0.00E+00</text:p>
          </table:table-cell>
          <table:table-cell office:value-type="float" office:value="0.90710000000000002" table:style-name="ce2">
            <text:p>9.07E-01</text:p>
          </table:table-cell>
          <table:table-cell office:value-type="float" office:value="1.071" table:style-name="ce2">
            <text:p>1.07E+00</text:p>
          </table:table-cell>
          <table:table-cell table:number-columns-repeated="16380"/>
        </table:table-row>
        <table:table-row table:style-name="ro1">
          <table:table-cell office:value-type="float" office:value="31620" table:style-name="ce2">
            <text:p>3.16E+04</text:p>
          </table:table-cell>
          <table:table-cell office:value-type="float" office:value="0" table:style-name="ce2">
            <text:p>0.00E+00</text:p>
          </table:table-cell>
          <table:table-cell office:value-type="float" office:value="0.88729999999999998" table:style-name="ce2">
            <text:p>8.87E-01</text:p>
          </table:table-cell>
          <table:table-cell office:value-type="float" office:value="1.05" table:style-name="ce2">
            <text:p>1.05E+00</text:p>
          </table:table-cell>
          <table:table-cell table:number-columns-repeated="16380"/>
        </table:table-row>
        <table:table-row table:style-name="ro1">
          <table:table-cell office:value-type="float" office:value="39810" table:style-name="ce2">
            <text:p>3.98E+04</text:p>
          </table:table-cell>
          <table:table-cell office:value-type="float" office:value="0" table:style-name="ce2">
            <text:p>0.00E+00</text:p>
          </table:table-cell>
          <table:table-cell office:value-type="float" office:value="0.86880000000000002" table:style-name="ce2">
            <text:p>8.69E-01</text:p>
          </table:table-cell>
          <table:table-cell office:value-type="float" office:value="1.0269999999999999" table:style-name="ce2">
            <text:p>1.03E+00</text:p>
          </table:table-cell>
          <table:table-cell table:number-columns-repeated="16380"/>
        </table:table-row>
        <table:table-row table:style-name="ro1">
          <table:table-cell office:value-type="float" office:value="50120" table:style-name="ce2">
            <text:p>5.01E+04</text:p>
          </table:table-cell>
          <table:table-cell office:value-type="float" office:value="0" table:style-name="ce2">
            <text:p>0.00E+00</text:p>
          </table:table-cell>
          <table:table-cell office:value-type="float" office:value="0.85819999999999996" table:style-name="ce2">
            <text:p>8.58E-01</text:p>
          </table:table-cell>
          <table:table-cell office:value-type="float" office:value="1.0049999999999999" table:style-name="ce2">
            <text:p>1.01E+00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Abinash Dhakal</meta:initial-creator>
    <dc:creator>Abinash Dhakal</dc:creator>
    <meta:creation-date>2022-11-16T17:00:37Z</meta:creation-date>
    <dc:date>2022-11-16T17:01:15Z</dc:date>
  </office:meta>
</office:document-meta>
</file>